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0d81d5" officeooo:paragraph-rsid="001e1f5c" style:font-size-asian="12pt" style:font-size-complex="12pt"/>
    </style:style>
    <style:style style:name="P2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0adcc7" officeooo:paragraph-rsid="001e1f5c" style:font-size-asian="12pt" style:font-size-complex="12pt"/>
    </style:style>
    <style:style style:name="P3" style:family="paragraph" style:parent-style-name="Standard">
      <style:text-properties officeooo:rsid="0005cd99" officeooo:paragraph-rsid="001e1f5c"/>
    </style:style>
    <style:style style:name="P4" style:family="paragraph" style:parent-style-name="Standard">
      <style:text-properties officeooo:rsid="00073692" officeooo:paragraph-rsid="001e1f5c"/>
    </style:style>
    <style:style style:name="P5" style:family="paragraph" style:parent-style-name="Standard">
      <style:text-properties officeooo:rsid="00075a5a" officeooo:paragraph-rsid="001e1f5c"/>
    </style:style>
    <style:style style:name="P6" style:family="paragraph" style:parent-style-name="Standard">
      <style:text-properties officeooo:rsid="000842ac" officeooo:paragraph-rsid="001e1f5c"/>
    </style:style>
    <style:style style:name="P7" style:family="paragraph" style:parent-style-name="Standard">
      <style:text-properties officeooo:rsid="00090cfe" officeooo:paragraph-rsid="001e1f5c"/>
    </style:style>
    <style:style style:name="P8" style:family="paragraph" style:parent-style-name="Standard">
      <style:text-properties style:font-name="Liberation Serif" fo:font-style="italic" officeooo:rsid="00090cfe" officeooo:paragraph-rsid="001e1f5c" style:font-style-asian="italic" style:font-style-complex="italic"/>
    </style:style>
    <style:style style:name="P9" style:family="paragraph" style:parent-style-name="Standard">
      <style:text-properties style:font-name="Dudu Cyryllic" officeooo:rsid="00090cfe" officeooo:paragraph-rsid="001e1f5c"/>
    </style:style>
    <style:style style:name="P10" style:family="paragraph" style:parent-style-name="Standard">
      <style:text-properties officeooo:rsid="000adcc7" officeooo:paragraph-rsid="001e1f5c"/>
    </style:style>
    <style:style style:name="P11" style:family="paragraph" style:parent-style-name="Standard">
      <style:text-properties officeooo:rsid="000b91a5" officeooo:paragraph-rsid="001e1f5c"/>
    </style:style>
    <style:style style:name="P12" style:family="paragraph" style:parent-style-name="Standard">
      <style:text-properties officeooo:rsid="000d81d5" officeooo:paragraph-rsid="001e1f5c"/>
    </style:style>
    <style:style style:name="P13" style:family="paragraph" style:parent-style-name="Standard">
      <style:text-properties officeooo:paragraph-rsid="001e1f5c"/>
    </style:style>
    <style:style style:name="T1" style:family="text">
      <style:text-properties officeooo:rsid="00073692"/>
    </style:style>
    <style:style style:name="T2" style:family="text">
      <style:text-properties officeooo:rsid="0100febe"/>
    </style:style>
    <style:style style:name="T3" style:family="text">
      <style:text-properties officeooo:rsid="011de71c"/>
    </style:style>
    <style:style style:name="T4" style:family="text">
      <style:text-properties officeooo:rsid="0312280f"/>
    </style:style>
    <style:style style:name="T5" style:family="text">
      <style:text-properties officeooo:rsid="00075a5a"/>
    </style:style>
    <style:style style:name="T6" style:family="text">
      <style:text-properties fo:font-variant="normal" fo:text-transform="none" fo:color="#252525" style:font-name="Liberation Serif" fo:font-size="13pt" fo:letter-spacing="normal" fo:font-style="normal" fo:font-weight="normal" style:font-size-asian="13pt" style:font-size-complex="13pt"/>
    </style:style>
    <style:style style:name="T7" style:family="text">
      <style:text-properties fo:font-variant="normal" fo:text-transform="none" fo:color="#252525" style:font-name="Liberation Serif" fo:font-size="13pt" fo:letter-spacing="normal" fo:font-style="normal" fo:font-weight="normal" officeooo:rsid="000842ac" style:font-size-asian="13pt" style:font-size-complex="13pt"/>
    </style:style>
    <style:style style:name="T8" style:family="text">
      <style:text-properties fo:font-variant="normal" fo:text-transform="none" fo:color="#252525" style:font-name="Liberation Serif" fo:font-size="13pt" fo:letter-spacing="normal" fo:font-style="normal" fo:font-weight="normal" officeooo:rsid="011f4060" style:font-size-asian="13pt" style:font-size-complex="13pt"/>
    </style:style>
    <style:style style:name="T9" style:family="text"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252525" style:font-name="Liberation Serif" fo:font-size="12pt" fo:letter-spacing="normal" fo:font-style="normal" fo:font-weight="normal" officeooo:rsid="000842ac" style:font-size-asian="12pt" style:font-size-complex="12pt"/>
    </style:style>
    <style:style style:name="T11" style:family="text">
      <style:text-properties fo:font-variant="normal" fo:text-transform="none" fo:color="#252525" style:font-name="Liberation Serif" fo:font-size="12pt" fo:letter-spacing="normal" fo:font-style="normal" fo:font-weight="normal" officeooo:rsid="000adcc7" style:font-size-asian="12pt" style:font-size-complex="12pt"/>
    </style:style>
    <style:style style:name="T12" style:family="text">
      <style:text-properties fo:font-variant="normal" fo:text-transform="none" fo:color="#252525" style:font-name="Liberation Serif" fo:font-size="12pt" fo:letter-spacing="normal" fo:font-style="normal" fo:font-weight="normal" officeooo:rsid="000b91a5" style:font-size-asian="12pt" style:font-size-complex="12pt"/>
    </style:style>
    <style:style style:name="T13" style:family="text">
      <style:text-properties fo:font-variant="normal" fo:text-transform="none" fo:color="#252525" style:font-name="Liberation Serif" fo:font-size="12pt" fo:letter-spacing="normal" fo:font-style="normal" fo:font-weight="normal" officeooo:rsid="0312cf6a" style:font-size-asian="12pt" style:font-size-complex="12pt"/>
    </style:style>
    <style:style style:name="T14" style:family="text">
      <style:text-properties fo:font-variant="normal" fo:text-transform="none" fo:color="#252525" style:font-name="Liberation Serif" fo:font-size="12pt" fo:letter-spacing="normal" fo:font-style="normal" fo:font-weight="normal" officeooo:rsid="011f4060" style:font-size-asian="12pt" style:font-size-complex="12pt"/>
    </style:style>
    <style:style style:name="T15" style:family="text">
      <style:text-properties officeooo:rsid="0312cf6a"/>
    </style:style>
    <style:style style:name="T16" style:family="text">
      <style:text-properties officeooo:rsid="000842ac"/>
    </style:style>
    <style:style style:name="T17" style:family="text">
      <style:text-properties officeooo:rsid="000adcc7"/>
    </style:style>
    <style:style style:name="T18" style:family="text">
      <style:text-properties officeooo:rsid="011f4060"/>
    </style:style>
    <style:style style:name="T19" style:family="text">
      <style:text-properties officeooo:rsid="003d7719"/>
    </style:style>
    <style:style style:name="T20" style:family="text">
      <style:text-properties fo:font-size="13pt" officeooo:rsid="000842ac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По утрам начальник Базы распределял кому где работать.</text:p>
      <text:p text:style-name="P3">Пару раз я попал в помощники к бондарям.</text:p>
      <text:p text:style-name="P3">На площадке перед их приземистой мастерской толпилась масса бочек нуждающихся в ремонте. Я закатывал их в мастерскую, или волочил волоком — в зависимости от степени разбитости.</text:p>
      <text:p text:style-name="P3">Два мужика в кепках и фартуках сбивали железные обручи бочки к её более узким торцам, <text:s/>и та рассыпалась на составляющие её гнутые досочки, которые они называли «клёпками».</text:p>
      <text:p text:style-name="P3">Бондари сортировали клёпки, выбрасывали негодные, восполняя недостачу из запаса старых клёпок; подтёсывали и подгоняли их друг к дружке, набирали два круглых <text:span text:style-name="T1"><text:s/></text:span>дна <text:span text:style-name="T1">из досочек пошире, <text:s/></text:span>вставляли <text:span text:style-name="T1">по торцам и снова набивали обручи.</text:span></text:p>
      <text:p text:style-name="P4">Конечно, я и раньше знал, что когда говорят «не хватает клёпки в голове» это значит то же самое что и « не все дома», но именно в той мастерской мне стало ясно откуда взялся этот смысл — бочку без клёпки ничем не наполнишь, как и чокнутый, с трещиной, стакан.</text:p>
      <text:p text:style-name="P4"><text:span text:style-name="T2">О</text:span>тходы <text:span text:style-name="T2">после ремонта </text:span>я относил к кирпичным печкам во дворе с вмурованными в них железными котлами.</text:p>
      <text:p text:style-name="P4">Работали бондари не спеша, за день чинили три-четыре бочки и время рядом с ними тянулось долго, зато в мастерской <text:span text:style-name="T3">приятно </text:span>пахло древесными стружками.</text:p>
      <text:p text:style-name="P4"/>
      <text:p text:style-name="P4">Рядом с каменщиками пахло сырой землёй. Они работали в длинном подвальном бункере, заменяя бревенчатую стену широкой кирпичной кладкой. На них тоже были кепки и фартуки, только потолще, чем у бондарей.</text:p>
      <text:p text:style-name="P4">Меня очень тянуло ложить кладку, хотя бы немного. </text:p>
      <text:p text:style-name="P4">Каменщик постарше позволил мне сделать один ряд, стоял в стороне и чему-то улыбался, хотя его напарник ворчал, что <text:span text:style-name="T4">я </text:span>не так кладу <text:span text:style-name="T4">как надо</text:span>.</text:p>
      <text:p text:style-name="P4">Мой напарник, из четырнадцатой <text:span text:style-name="T2">школы</text:span>, тоже всё время ворчал, <text:span text:style-name="T4">но не про кладку, а </text:span><text:s/>в адрес начальника Базы и отлынивал от работы. Через день он взял расчёт в конторе ОРСа.</text:p>
      <text:p text:style-name="P4">А потом пошли огурцы. Вагонами.</text:p>
      <text:p text:style-name="P4">Их втаскивали по проложенным <text:span text:style-name="T5">на</text:span> территории Базы рельсам <text:span text:style-name="T5">дизельные маневровые локомотивы.</text:span></text:p>
      <text:p text:style-name="P5">Огурцы были в ящиках и их надо было носить к кирпичным печкам во дворе, в чьих котлах варился рассол с укропом, а вокруг рядами стояли бочки со снятыми крышками в ожидании <text:span text:style-name="T4">своей порции </text:span>засоленных огурцов.</text:p>
      <text:p text:style-name="P5">Здесь работала уже знакомая бабская бригада, но им <text:s/>некогда было точить лясы про «него» и про «неё», они куховарили «узвар» в печных котлах с железными крышками <text:span text:style-name="T4">и разливали его по бочкам с огурцами</text:span>.</text:p>
      <text:p text:style-name="P13"><text:span text:style-name="T5">В кулинары я не стремился, меня устраивала должность истопника — подбрасывать в топки печек дровяные отходы от разбитых ящиков и треснутых клёпок, которые надо доламывать </text:span>топором<text:span text:style-name="T5">.</text:span></text:p>
      <text:p text:style-name="P5">Вобщем, работа не конвейерная; скажут — сделаешь, и опять сиди.</text:p>
      <text:p text:style-name="P5">Вот я и сидел подальше от печей, <text:span text:style-name="T4">возле которых</text:span> слишком жарко. </text:p>
      <text:p text:style-name="P5"><text:span text:style-name="T2">Ухватив</text:span> гладкую клёпку от бочки, я левой рукой брал на ней аккорды шестиструнной гитары: ля-минор, ми-мажор.</text:p>
      <text:p text:style-name="P6">Бабы смеялись издали:</text:p>
      <text:p text:style-name="P6">- Нашёл клёпку, шо тебе не хватала?</text:p>
      <text:p text:style-name="P6">Но я не обращал на них внимания, брал си-септаккорд и думал о Натал<text:span text:style-name="T6">и́</text:span>.</text:p>
      <text:p text:style-name="P6"/>
      <text:p text:style-name="P7">Когда по тротуару тебе навстречу идёт девушка с косыночкой на шее, но та завязана не как пионерский галстук, а узелком на плече, то враз <text:span text:style-name="T2">поймёшь</text:span> — <text:span text:style-name="T15">а </text:span>она разбирается в шикарном стиле.</text:p>
      <text:p text:style-name="P7">И <text:span text:style-name="T2">сразу </text:span>охота <text:span text:style-name="T2">так </text:span>заговорить, познакомиться, пойти рядом.</text:p>
      <text:p text:style-name="P7">Но как заговорить? Вдруг отошьёт? И будешь чувствовать себя разжмаканым помидором.</text:p>
      <text:p text:style-name="P7"><text:soft-page-break/>Другое дело, если знаешь, что стильную девушку зовут Наташа Григоренко и ты с ней даже пытался научиться вальсировать под баян Гуревича.</text:p>
      <text:p text:style-name="P7">- Привет, Наташа, как дела?</text:p>
      <text:p text:style-name="P7">- О, Серёжа! Тебя не узнать. Вообще-то, в двенадцатой школе меня все зовут <text:span text:style-name="T16">Натал</text:span><text:span text:style-name="T7">и́</text:span><text:span text:style-name="T16">.</text:span></text:p>
      <text:p text:style-name="P7">Нам случайно оказалось по пути и я проводил её до угла улицы где она жила. </text:p>
      <text:p text:style-name="P7">Улица Суворова, через дорогу от срединного въезда на Базар.</text:p>
      <text:p text:style-name="P7"/>
      <text:p text:style-name="P8"><text:span text:style-name="T2">(...и</text:span>ли, всё-таки, она меня первой окликнула на том тротуаре?</text:p>
      <text:p text:style-name="P8">Ведь чтобы так повязать косынку нужно быть не только шикарной, но и решительной...<text:span text:style-name="T2">)</text:span></text:p>
      <text:p text:style-name="P9"/>
      <text:p text:style-name="P7">Как бы там ни было, но следующий шаг сделал я. Может не очень сразу, а через неделю-другую. Или даже через месяц? Но я сделал этот шаг. Вернее <text:span text:style-name="T17">— </text:span>очень даже решительный прыжок.</text:p>
      <text:p text:style-name="P7">Мы с Радей ехали от Переезда на задней ступеньке трамвая, чтоб обдувало ветерком. </text:p>
      <text:p text:style-name="P7">Когда трамвай разгонисто тадахал <text:s/>вдоль Базара, я вдруг зачем-то повернул голову и заглянул через дорогу в улицу Суворова.</text:p>
      <text:p text:style-name="P7">В ней, недалеко от угла, две девушки играли в бадминтон. </text:p>
      <text:p text:style-name="P10">Конечно, я сразу узнал длинные прямые волосы <text:span text:style-name="T16">Натал</text:span><text:span text:style-name="T7">и́</text:span><text:span text:style-name="T16">.</text:span></text:p>
      <text:p text:style-name="P10">- Пока, Радя!</text:p>
      <text:p text:style-name="P10">И я спрыгнул, не отвечая на его:</text:p>
      <text:p text:style-name="P10">- Ты куда?</text:p>
      <text:p text:style-name="P10">Да, я не ошибся — это была она.</text:p>
      <text:p text:style-name="P10">Вторая девушка тоже оказалась знакомой — бывшая одноклассница, Наташа Подрагун, которая вместе с <text:span text:style-name="T16">Натал</text:span><text:span text:style-name="T7">и́</text:span><text:span text:style-name="T10"> </text:span><text:span text:style-name="T9">перешла в двенадцатую школу с физико-математическим уклоном.</text:span></text:p>
      <text:p text:style-name="P10">Конечно, я что-то начал тараторить, мол, случайно мимо, решил поделиться опытом как правильно дрессировать воланчик.</text:p>
      <text:p text:style-name="P10">И тут — на тебе! <text:s/>— <text:s/>ещё один случайный прохожий — Радя.</text:p>
      <text:p text:style-name="P10">Он явно тоже соскочил не доезжая до школы, хоть и собирался навестить своего дедушку.</text:p>
      <text:p text:style-name="P10">Скоро Наташа Подрагун ушла, потому что ни Радя, ни я, не очень-то с ней общались; из-за того, что <text:span text:style-name="T15">она </text:span>такая толстая.</text:p>
      <text:p text:style-name="P6">Натал<text:span text:style-name="T6">и́</text:span><text:span text:style-name="T9"> </text:span><text:span text:style-name="T11">пригласила нас во двор своей хаты, где на врытом в землю столе лежала стопка номеров чешского журнала Film a divadlo. </text:span></text:p>
      <text:p text:style-name="P2">Я увлёкся картинками, а Радя перехватил разговорную инициативу.</text:p>
      <text:p text:style-name="P2">Но тут из соседнего огорода просвистали пара грудок сухой земли — с недолётом.</text:p>
      <text:p text:style-name="P6"><text:span text:style-name="T9">Натал</text:span><text:span text:style-name="T6">и́ </text:span><text:span text:style-name="T11">крикнула тому пацану, что пожалуется его родителям, но Радя побежал к забору — шугануть наглеца. <text:s/>Или повыделываться своей спортивной выправкой — как никак он два года ходил в ДЮСШ на волейбол.</text:span></text:p>
      <text:p text:style-name="P10"><text:span text:style-name="T9">То ли </text:span><text:span text:style-name="T10">Натал</text:span><text:span text:style-name="T7">и́</text:span><text:span text:style-name="T10"> </text:span><text:span text:style-name="T9">как-то сочувствовала </text:span><text:span text:style-name="T12">ревнивому соседу-малолетке, или Радя, несмотря на подготовку, примял какой-то из картофельных кустов своей пробежкой, но пока он грозил мальцу за забором, <text:s/>она позвала меня при</text:span><text:span text:style-name="T13">ходить</text:span><text:span text:style-name="T12"> в четверг — у неё ещё много таких журналов.</text:span></text:p>
      <text:p text:style-name="P11"><text:span text:style-name="T9">Так мы начали встречаться. Я и </text:span><text:span text:style-name="T10">Натал</text:span><text:span text:style-name="T7">и́</text:span><text:span text:style-name="T10">.</text:span></text:p>
      <text:p text:style-name="P11"/>
      <text:p text:style-name="P12"><text:span text:style-name="T10">П</text:span><text:span text:style-name="T9">ожалуй, вернее будет сказать, что это она со мной встречалась, потому что я не знал как это делается.</text:span></text:p>
      <text:p text:style-name="P1">Я просто приходил на Суворова <text:span text:style-name="T18">№ </text:span>8 в назначенный ею день, здоровался с её мамой, сидел на диване и разглядывал Film a divadlo. </text:p>
      <text:p text:style-name="P1">Живут же люди! Откуда можно доставать такие журналы?</text:p>
      <text:p text:style-name="P12"><text:span text:style-name="T9">Потом её </text:span><text:span text:style-name="T14">отец </text:span><text:span text:style-name="T9">приезжал с работы на мотоцикле с коляской. У него был такой же круглый подбородок, как у </text:span><text:span text:style-name="T10">Натал</text:span><text:span text:style-name="T7">и́, </text:span><text:span text:style-name="T8">и о</text:span><text:span text:style-name="T9">н давал разрешение выйти погулять до десяти, но не позже половины одиннадцатого.</text:span></text:p>
      <text:p text:style-name="P1"><text:soft-page-break/>И мы выходили гулять дотемна.</text:p>
      <text:p text:style-name="P1">Она много говорила, но не <text:span text:style-name="T19">затем, чтоб </text:span>попусту <text:span text:style-name="T19">болтать</text:span>, как некоторые. </text:p>
      <text:p text:style-name="P1"><text:span text:style-name="T19">Натал</text:span><text:span text:style-name="T20">и́</text:span><text:span text:style-name="T19"> стала моим просветителем</text:span>. </text:p>
      <text:p text:style-name="P1">Несмотря на долгие годы запойного чтения, я многого не знал.</text:p>
      <text:p text:style-name="P1">Что самые классные конфеты — это «Грильяж», только у нас они не продаются; надо ехать в Москву, или Ленинград, да и там не сразу найдёшь.</text:p>
      <text:p text:style-name="P1">А самый вкусный бутерброд — на хлеб с маслом положить нарезанные кружками помидор и варёное яйцо. Хлеб, конечно же, чёрный.</text:p>
      <text:p text:style-name="P1">А Луи Армстронг — певец с самым хриплым голосом в мире.</text:p>
      <text:p text:style-name="P1"><text:span text:style-name="T2">И это по её наводке</text:span> я взял в библиотеке Клуба книжку стихов Вознесенского. Я там и раньше её видел, но проходил мимо за то, что стихи.</text:p>
      <text:p text:style-name="P1">Так вот что значит — настоящие стихи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1T16:59:55.002995433</meta:creation-date>
    <dc:date>2017-03-01T17:00:01.116554249</dc:date>
    <dc:creator>sehrguey </dc:creator>
    <meta:editing-duration>PT6S</meta:editing-duration>
    <meta:editing-cycles>1</meta:editing-cycles>
    <meta:document-statistic meta:table-count="0" meta:image-count="0" meta:object-count="0" meta:page-count="3" meta:paragraph-count="66" meta:word-count="1075" meta:character-count="6663" meta:non-whitespace-character-count="5616"/>
    <meta:generator>LibreOffice/4.3.3.2$Linux_x86 LibreOffice_project/430m0$Build-2</meta:generator>
  </office:meta>
</office:document-meta>
</file>